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Source Code Pro" svg:font-family="'Source Code Pro', monospace"/>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Heading_20_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style:font-name="Open Sans" fo:font-size="10.5pt" fo:letter-spacing="normal" fo:font-style="normal" fo:font-weight="normal" fo:padding="0cm" fo:border="none"/>
    </style:style>
    <style:style style:name="P2" style:family="paragraph" style:parent-style-name="Heading_20_2">
      <style:paragraph-properties fo:margin-left="0cm" fo:margin-right="0cm" fo:margin-top="0cm" fo:margin-bottom="0.132cm" style:contextual-spacing="false" fo:orphans="2" fo:widows="2" fo:text-indent="0cm" style:auto-text-indent="false" fo:padding="0cm" fo:border="none"/>
      <style:text-properties fo:font-variant="normal" fo:text-transform="none" fo:color="#000000" style:font-name="Open Sans" fo:font-size="10.5pt" fo:letter-spacing="normal" fo:font-style="normal" fo:font-weight="normal" fo:padding="0cm" fo:border="non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5" style:family="paragraph" style:parent-style-name="Text_20_body">
      <style:paragraph-properties fo:margin-left="0cm" fo:margin-right="0cm" fo:margin-top="0.265cm" fo:margin-bottom="0.265cm" style:contextual-spacing="false" fo:orphans="2" fo:widows="2" fo:text-indent="0cm" style:auto-text-indent="false" fo:padding="0cm" fo:border="none"/>
      <style:text-properties fo:font-variant="normal" fo:text-transform="none" fo:color="#000000" style:font-name="Open Sans" fo:font-size="10.5pt" fo:letter-spacing="normal" fo:font-style="normal" fo:font-weight="normal" fo:padding="0cm" fo:border="none"/>
    </style:style>
    <style:style style:name="P6" style:family="paragraph" style:parent-style-name="Text_20_body">
      <style:paragraph-properties fo:margin-left="0cm" fo:margin-right="0cm" fo:margin-top="0.265cm" fo:margin-bottom="0.265cm" style:contextual-spacing="false" fo:orphans="2" fo:widows="2" fo:text-indent="0cm" style:auto-text-indent="false"/>
      <style:text-properties fo:font-variant="normal" fo:text-transform="none" fo:color="#000000" style:font-name="Open Sans" fo:font-size="10.5pt" fo:letter-spacing="normal" fo:font-style="normal" fo:font-weight="normal" fo:background-color="#fffbe4" fo:padding="0.265cm" fo:border="0.06pt solid #f8f6e6"/>
    </style:style>
    <style:style style:name="P7" style:family="paragraph" style:parent-style-name="Text_20_body" style:list-style-name="L3">
      <style:paragraph-properties fo:margin-left="0cm" fo:margin-right="0.265cm" fo:margin-top="0cm" fo:margin-bottom="0cm" style:contextual-spacing="false" fo:orphans="2" fo:widows="2" fo:text-indent="0cm" style:auto-text-indent="false" fo:padding="0cm" fo:border="none"/>
      <style:text-properties fo:font-variant="normal" fo:text-transform="none" fo:color="#000000" style:font-name="Open Sans" fo:font-size="10.5pt" fo:letter-spacing="normal" fo:font-style="normal" fo:font-weight="normal" fo:padding="0cm" fo:border="none"/>
    </style:style>
    <style:style style:name="P8" style:family="paragraph" style:parent-style-name="Text_20_body" style:list-style-name="L4">
      <style:paragraph-properties fo:margin-left="0cm" fo:margin-right="0.265cm" fo:margin-top="0cm" fo:margin-bottom="0cm" style:contextual-spacing="false" fo:orphans="2" fo:widows="2" fo:text-indent="0cm" style:auto-text-indent="false" fo:padding="0cm" fo:border="none"/>
      <style:text-properties fo:font-variant="normal" fo:text-transform="none" fo:color="#000000" style:font-name="Open Sans" fo:font-size="10.5pt" fo:letter-spacing="normal" fo:font-style="normal" fo:font-weight="normal" fo:padding="0cm" fo:border="none"/>
    </style:style>
    <style:style style:name="P9" style:family="paragraph" style:parent-style-name="Text_20_body" style:list-style-name="L1">
      <style:paragraph-properties fo:margin-left="0cm" fo:margin-right="0.265cm" fo:margin-top="0cm" fo:margin-bottom="0cm" style:contextual-spacing="false" fo:orphans="2" fo:widows="2" fo:text-indent="0cm" style:auto-text-indent="false" fo:padding="0cm" fo:border="none"/>
    </style:style>
    <style:style style:name="P10" style:family="paragraph" style:parent-style-name="Text_20_body" style:list-style-name="L2">
      <style:paragraph-properties fo:margin-left="0cm" fo:margin-right="0.265cm" fo:margin-top="0cm" fo:margin-bottom="0cm" style:contextual-spacing="false" fo:orphans="2" fo:widows="2" fo:text-indent="0cm" style:auto-text-indent="false" fo:padding="0cm" fo:border="none"/>
    </style:style>
    <style:style style:name="P11" style:family="paragraph" style:parent-style-name="Text_20_body" style:list-style-name="L5">
      <style:paragraph-properties fo:margin-left="0cm" fo:margin-right="0.265cm" fo:margin-top="0cm" fo:margin-bottom="0cm" style:contextual-spacing="false" fo:orphans="2" fo:widows="2" fo:text-indent="0cm" style:auto-text-indent="false" fo:padding="0cm" fo:border="none"/>
    </style:style>
    <style:style style:name="P12" style:family="paragraph" style:parent-style-name="Text_20_body" style:list-style-name="L6">
      <style:paragraph-properties fo:margin-left="0cm" fo:margin-right="0.265cm" fo:margin-top="0cm" fo:margin-bottom="0cm" style:contextual-spacing="false" fo:orphans="2" fo:widows="2" fo:text-indent="0cm" style:auto-text-indent="false" fo:padding="0cm" fo:border="none"/>
    </style:style>
    <style:style style:name="P13" style:family="paragraph" style:parent-style-name="Text_20_body" style:list-style-name="L7">
      <style:paragraph-properties fo:margin-left="0cm" fo:margin-right="0.265cm" fo:margin-top="0cm" fo:margin-bottom="0cm" style:contextual-spacing="false" fo:orphans="2" fo:widows="2" fo:text-indent="0cm" style:auto-text-indent="false" fo:padding="0cm" fo:border="none"/>
    </style:style>
    <style:style style:name="P14" style:family="paragraph" style:parent-style-name="Text_20_body" style:list-style-name="L8">
      <style:paragraph-properties fo:margin-left="0cm" fo:margin-right="0.265cm" fo:margin-top="0cm" fo:margin-bottom="0cm" style:contextual-spacing="false" fo:orphans="2" fo:widows="2" fo:text-indent="0cm" style:auto-text-indent="false" fo:padding="0cm" fo:border="none"/>
    </style:style>
    <style:style style:name="P15" style:family="paragraph" style:parent-style-name="Text_20_body" style:list-style-name="L5">
      <style:paragraph-properties fo:margin-left="0cm" fo:margin-right="0.265cm" fo:margin-top="0.265cm" fo:margin-bottom="0.265cm" style:contextual-spacing="false" fo:orphans="2" fo:widows="2" fo:text-indent="0cm" style:auto-text-indent="false" fo:padding="0cm" fo:border="none"/>
      <style:text-properties fo:font-variant="normal" fo:text-transform="none" fo:color="#000000" style:font-name="Open Sans" fo:font-size="10.5pt" fo:letter-spacing="normal" fo:font-style="normal" fo:font-weight="normal" fo:padding="0cm" fo:border="none"/>
    </style:style>
    <style:style style:name="P16" style:family="paragraph" style:parent-style-name="Text_20_body" style:list-style-name="L6">
      <style:paragraph-properties fo:margin-left="0cm" fo:margin-right="0.265cm" fo:margin-top="0.265cm" fo:margin-bottom="0.265cm" style:contextual-spacing="false" fo:orphans="2" fo:widows="2" fo:text-indent="0cm" style:auto-text-indent="false" fo:padding="0cm" fo:border="none"/>
      <style:text-properties fo:font-variant="normal" fo:text-transform="none" fo:color="#000000" style:font-name="Open Sans" fo:font-size="10.5pt" fo:letter-spacing="normal" fo:font-style="normal" fo:font-weight="normal" fo:padding="0cm" fo:border="none"/>
    </style:style>
    <style:style style:name="P17" style:family="paragraph" style:parent-style-name="Text_20_body" style:list-style-name="L7">
      <style:paragraph-properties fo:margin-left="0cm" fo:margin-right="0.265cm" fo:margin-top="0.265cm" fo:margin-bottom="0.265cm" style:contextual-spacing="false" fo:orphans="2" fo:widows="2" fo:text-indent="0cm" style:auto-text-indent="false" fo:padding="0cm" fo:border="none"/>
      <style:text-properties fo:font-variant="normal" fo:text-transform="none" fo:color="#000000" style:font-name="Open Sans" fo:font-size="10.5pt" fo:letter-spacing="normal" fo:font-style="normal" fo:font-weight="normal" fo:padding="0cm" fo:border="none"/>
    </style:style>
    <style:style style:name="P18" style:family="paragraph" style:parent-style-name="Text_20_body" style:list-style-name="L8">
      <style:paragraph-properties fo:margin-left="0cm" fo:margin-right="0.265cm" fo:margin-top="0.265cm" fo:margin-bottom="0.265cm" style:contextual-spacing="false" fo:orphans="2" fo:widows="2" fo:text-indent="0cm" style:auto-text-indent="false" fo:padding="0cm" fo:border="none"/>
      <style:text-properties fo:font-variant="normal" fo:text-transform="none" fo:color="#000000" style:font-name="Open Sans" fo:font-size="10.5pt" fo:letter-spacing="normal" fo:font-style="normal" fo:font-weight="normal" fo:padding="0cm" fo:border="none"/>
    </style:style>
    <style:style style:name="P19" style:family="paragraph" style:parent-style-name="Text_20_body" style:list-style-name="L1">
      <style:paragraph-properties fo:margin-left="0cm" fo:margin-right="0.529cm" fo:margin-top="0cm" fo:margin-bottom="0cm" style:contextual-spacing="false" fo:orphans="2" fo:widows="2" fo:text-indent="0cm" style:auto-text-indent="false" fo:padding="0cm" fo:border="none"/>
    </style:style>
    <style:style style:name="P20" style:family="paragraph" style:parent-style-name="Text_20_body">
      <style:paragraph-properties fo:margin-left="0.265cm" fo:margin-right="0cm" fo:margin-top="0cm" fo:margin-bottom="0cm" style:contextual-spacing="false" fo:text-indent="0cm" style:auto-text-indent="false"/>
    </style:style>
    <style:style style:name="P21" style:family="paragraph" style:parent-style-name="Heading_20_1">
      <style:text-properties fo:font-variant="normal" fo:text-transform="none" fo:color="#000000" style:font-name="Open Sans" fo:font-size="10.5pt" fo:letter-spacing="normal" fo:font-style="normal" fo:font-weight="normal" fo:padding="0cm" fo:border="none"/>
    </style:style>
    <style:style style:name="P22"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style:font-name="Open Sans" fo:font-size="10.5pt" fo:letter-spacing="normal" fo:font-style="normal" fo:font-weight="normal" fo:padding="0cm" fo:border="none"/>
    </style:style>
    <style:style style:name="P23"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style:font-name="Open Sans" fo:font-size="10.5pt" fo:letter-spacing="normal" fo:font-style="italic" fo:font-weight="normal" fo:padding="0cm" fo:border="none"/>
    </style:style>
    <style:style style:name="P24" style:family="paragraph" style:parent-style-name="Preformatted_20_Text" style:list-style-name="L6">
      <style:paragraph-properties fo:margin-left="0cm" fo:margin-right="0.265cm" fo:margin-top="0cm" fo:margin-bottom="0cm" style:contextual-spacing="false" fo:orphans="2" fo:widows="2" fo:text-indent="0cm" style:auto-text-indent="false" fo:background-color="#fafafa" fo:padding="0.318cm" fo:border="0.06pt solid #cccccc">
        <style:background-image/>
      </style:paragraph-properties>
      <style:text-properties fo:font-variant="normal" fo:text-transform="none" fo:color="#000000" style:font-name="Source Code Pro" fo:font-size="10pt" fo:letter-spacing="normal" fo:font-style="normal" fo:font-weight="normal" fo:padding="0cm" fo:border="none"/>
    </style:style>
    <style:style style:name="P25" style:family="paragraph" style:parent-style-name="Preformatted_20_Text" style:list-style-name="L7">
      <style:paragraph-properties fo:margin-left="0cm" fo:margin-right="0.265cm" fo:margin-top="0cm" fo:margin-bottom="0cm" style:contextual-spacing="false" fo:orphans="2" fo:widows="2" fo:text-indent="0cm" style:auto-text-indent="false" fo:background-color="#fafafa" fo:padding="0.318cm" fo:border="0.06pt solid #cccccc">
        <style:background-image/>
      </style:paragraph-properties>
      <style:text-properties fo:font-variant="normal" fo:text-transform="none" fo:color="#000000" style:font-name="Source Code Pro" fo:font-size="10pt" fo:letter-spacing="normal" fo:font-style="normal" fo:font-weight="normal" fo:padding="0cm" fo:border="none"/>
    </style:style>
    <style:style style:name="P26" style:family="paragraph" style:parent-style-name="Preformatted_20_Text" style:list-style-name="L8">
      <style:paragraph-properties fo:margin-left="0cm" fo:margin-right="0.265cm" fo:margin-top="0cm" fo:margin-bottom="0cm" style:contextual-spacing="false" fo:orphans="2" fo:widows="2" fo:text-indent="0cm" style:auto-text-indent="false" fo:background-color="#fafafa" fo:padding="0.318cm" fo:border="0.06pt solid #cccccc">
        <style:background-image/>
      </style:paragraph-properties>
      <style:text-properties fo:font-variant="normal" fo:text-transform="none" fo:color="#000000" style:font-name="Source Code Pro" fo:font-size="10pt" fo:letter-spacing="normal" fo:font-style="normal" fo:font-weight="normal" fo:padding="0cm" fo:border="none"/>
    </style:style>
    <style:style style:name="P27" style:family="paragraph" style:parent-style-name="Preformatted_20_Text">
      <style:paragraph-properties fo:margin-left="0cm" fo:margin-right="0cm" fo:margin-top="0cm" fo:margin-bottom="0cm" style:contextual-spacing="false" fo:orphans="2" fo:widows="2" fo:text-indent="0cm" style:auto-text-indent="false" fo:background-color="#fafafa" fo:padding="0.318cm" fo:border="0.06pt solid #cccccc">
        <style:background-image/>
      </style:paragraph-properties>
      <style:text-properties fo:font-variant="normal" fo:text-transform="none" fo:color="#000000" fo:letter-spacing="normal" fo:padding="0cm" fo:border="none"/>
    </style:style>
    <style:style style:name="T1" style:family="text">
      <style:text-properties officeooo:rsid="001c52aa"/>
    </style:style>
    <style:style style:name="T2" style:family="text">
      <style:text-properties fo:font-variant="normal" fo:text-transform="none" fo:color="#7759ae" style:text-line-through-style="none" style:text-line-through-type="none" style:font-name="Open Sans" fo:font-size="10.5pt" fo:letter-spacing="normal" fo:font-style="normal" style:text-underline-style="none" fo:font-weight="normal" style:text-blinking="false" fo:background-color="#f9f9f9" loext:char-shading-value="0" fo:padding="0cm" fo:border="none"/>
    </style:style>
    <style:style style:name="T3" style:family="text">
      <style:text-properties fo:font-variant="normal" fo:text-transform="none" fo:color="#7759ae" style:text-line-through-style="none" style:text-line-through-type="none" style:font-name="Open Sans" fo:font-size="10.5pt" fo:letter-spacing="normal" fo:font-style="normal" style:text-underline-style="none" fo:font-weight="normal" style:text-blinking="false" fo:padding="0cm" fo:border="none"/>
    </style:style>
    <style:style style:name="T4" style:family="text">
      <style:text-properties fo:font-variant="normal" fo:text-transform="none" fo:color="#7759ae" style:text-line-through-style="none" style:text-line-through-type="none" style:font-name="Source Code Pro" fo:font-size="10.5pt" fo:letter-spacing="normal" fo:font-style="normal" style:text-underline-style="none" fo:font-weight="normal" style:text-blinking="false" fo:background-color="#f5f5f5" loext:char-shading-value="0" fo:padding="0cm" fo:border="none"/>
    </style:style>
    <style:style style:name="T5" style:family="text">
      <style:text-properties fo:font-variant="normal" fo:text-transform="none" fo:color="#000000" style:font-name="Open Sans" fo:font-size="10.5pt" fo:letter-spacing="normal" fo:font-style="normal" fo:font-weight="normal" fo:padding="0cm" fo:border="none"/>
    </style:style>
    <style:style style:name="T6" style:family="text">
      <style:text-properties fo:font-variant="normal" fo:text-transform="none" fo:color="#000000" style:font-name="Source Code Pro" fo:font-size="10.5pt" fo:letter-spacing="normal" fo:font-style="normal" fo:font-weight="normal" fo:background-color="#f5f5f5" loext:char-shading-value="0" fo:padding="0cm" fo:border="none"/>
    </style:style>
    <style:style style:name="T7" style:family="text">
      <style:text-properties style:font-name="Source Code Pro" fo:font-size="10pt" fo:font-style="normal" fo:font-weight="normal"/>
    </style:style>
    <style:style style:name="T8" style:family="text">
      <style:text-properties fo:color="#666666" fo:padding="0cm" fo:border="none"/>
    </style:style>
    <text:list-style style:name="L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08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63"/><text:span text:style-name="T1">Factory server</text:span></text:p>
      <text:p text:style-name="Standard"/>
      <text:h text:style-name="P21" text:outline-level="1"><text:line-break/>Chrome OS Factory Server</text:h>
      <text:p text:style-name="P5">This document explains what is the Chrome OS Factory Server, how to install and how to use it.</text:p>
      <text:h text:style-name="P2" text:outline-level="2">Contents</text:h>
      <text:list xml:id="list3019646381936720698" text:style-name="L1">
        <text:list-item>
          <text:p text:style-name="P9"><text:a xlink:type="simple" xlink:href="https://chromium.googlesource.com/chromiumos/platform/factory/+/master/setup/FACTORY_SERVER.md#Introduction"><text:span text:style-name="T2">Introduction</text:span></text:a></text:p>
        </text:list-item>
        <text:list-item>
          <text:p text:style-name="P9"><text:a xlink:type="simple" xlink:href="https://chromium.googlesource.com/chromiumos/platform/factory/+/master/setup/FACTORY_SERVER.md#Prerequisite"><text:span text:style-name="T2">Prerequisite</text:span></text:a></text:p>
          <text:list>
            <text:list-item>
              <text:p text:style-name="P19"><text:a xlink:type="simple" xlink:href="https://chromium.googlesource.com/chromiumos/platform/factory/+/master/setup/FACTORY_SERVER.md#Hardware"><text:span text:style-name="T2">Hardware</text:span></text:a></text:p>
            </text:list-item>
            <text:list-item>
              <text:p text:style-name="P19"><text:a xlink:type="simple" xlink:href="https://chromium.googlesource.com/chromiumos/platform/factory/+/master/setup/FACTORY_SERVER.md#Software"><text:span text:style-name="T2">Software</text:span></text:a></text:p>
            </text:list-item>
          </text:list>
        </text:list-item>
        <text:list-item>
          <text:p text:style-name="P9"><text:a xlink:type="simple" xlink:href="https://chromium.googlesource.com/chromiumos/platform/factory/+/master/setup/FACTORY_SERVER.md#Installation"><text:span text:style-name="T2">Installation</text:span></text:a></text:p>
          <text:list>
            <text:list-item>
              <text:p text:style-name="P19"><text:a xlink:type="simple" xlink:href="https://chromium.googlesource.com/chromiumos/platform/factory/+/master/setup/FACTORY_SERVER.md#Get-deployment-script"><text:span text:style-name="T2">Get deployment script</text:span></text:a></text:p>
            </text:list-item>
            <text:list-item>
              <text:p text:style-name="P19"><text:a xlink:type="simple" xlink:href="https://chromium.googlesource.com/chromiumos/platform/factory/+/master/setup/FACTORY_SERVER.md#Download-and-install-factory-server"><text:span text:style-name="T2">Download and install factory server</text:span></text:a></text:p>
            </text:list-item>
            <text:list-item>
              <text:p text:style-name="P19"><text:a xlink:type="simple" xlink:href="https://chromium.googlesource.com/chromiumos/platform/factory/+/master/setup/FACTORY_SERVER.md#Update-deployment-script-and-server-images"><text:span text:style-name="T2">Update deployment script and server images</text:span></text:a></text:p>
            </text:list-item>
          </text:list>
        </text:list-item>
      </text:list>
      <text:h text:style-name="P1" text:outline-level="2">Introduction</text:h>
      <text:p text:style-name="P5">The Chrome OS Factory Server is a collection of software components running on a server deployed in factory manufacturing line, as the single portal for DUTs (device under test) for accessing shop floor backends, storing logs, syncing system time, and many other “server” related services.</text:p>
      <text:p text:style-name="P4"><text:span text:style-name="T5">Currently the server is a </text:span><text:a xlink:type="simple" xlink:href="https://www.docker.com/"><text:span text:style-name="T3">Docker</text:span></text:a><text:span text:style-name="T5"> image containing following components:</text:span></text:p>
      <text:list xml:id="list1792184984697732418" text:style-name="L2">
        <text:list-item>
          <text:p text:style-name="P10"><text:a xlink:type="simple" xlink:href="https://chromium.googlesource.com/chromiumos/platform/factory/+/master/py/dome/README.md"><text:span text:style-name="T3">Dome</text:span></text:a><text:span text:style-name="T5">, the web based front end for accessing server.</text:span></text:p>
        </text:list-item>
        <text:list-item>
          <text:p text:style-name="P10"><text:a xlink:type="simple" xlink:href="https://chromium.googlesource.com/chromiumos/platform/factory/+/master/py/umpire/README.md"><text:span text:style-name="T3">Umpire</text:span></text:a><text:span text:style-name="T5">, provides imaging and partial updates to software, and also controls other services.</text:span></text:p>
        </text:list-item>
        <text:list-item>
          <text:p text:style-name="P10"><text:a xlink:type="simple" xlink:href="https://chromium.googlesource.com/chromiumos/platform/factory/+/master/go/src/overlord/README.md"><text:span text:style-name="T3">Overlord</text:span></text:a><text:span text:style-name="T5">, a remote monitoring service.</text:span></text:p>
        </text:list-item>
        <text:list-item>
          <text:p text:style-name="P10"><text:a xlink:type="simple" xlink:href="https://chromium.googlesource.com/chromiumos/platform/factory/+/master/py/instalog"><text:span text:style-name="T3">Instalog</text:span></text:a><text:span text:style-name="T5">, a robust logging pipeline.</text:span></text:p>
        </text:list-item>
        <text:list-item>
          <text:p text:style-name="P10"><text:a xlink:type="simple" xlink:href="https://chromium.googlesource.com/chromiumos/platform/factory/+/master/py/dkps"><text:span text:style-name="T3">DKPS</text:span></text:a><text:span text:style-name="T5">, a service for managing keys for provisioning.</text:span></text:p>
        </text:list-item>
      </text:list>
      <text:p text:style-name="P4"><text:span text:style-name="T5">And usually you will only need to access the server via browser using </text:span><text:a xlink:type="simple" xlink:href="http://localhost:8000/"><text:span text:style-name="T3">http://localhost:8000</text:span></text:a><text:span text:style-name="T5"> (default port for Dome), which can configure all other components.</text:span></text:p>
      <text:h text:style-name="P1" text:outline-level="2">Prerequisite</text:h>
      <text:h text:style-name="P22" text:outline-level="3">Hardware</text:h>
      <text:p text:style-name="P4"><text:span text:style-name="T5">The factory server can run on any machines that can run </text:span><text:a xlink:type="simple" xlink:href="http://docker.io/"><text:span text:style-name="T3">Docker</text:span></text:a><text:span text:style-name="T5">, but we'd recommend a dedicated host with large storage.</text:span></text:p>
      <text:h text:style-name="P23" text:outline-level="4">Minimal requirements</text:h>
      <text:list xml:id="list2418727280491416001" text:style-name="L3">
        <text:list-item>
          <text:p text:style-name="P7">Memory: 4G</text:p>
        </text:list-item>
        <text:list-item>
          <text:p text:style-name="P7">Storage: 256G (varies by devices built per project)</text:p>
        </text:list-item>
        <text:list-item>
          <text:p text:style-name="P7">CPU: x86-64 CPU</text:p>
        </text:list-item>
      </text:list>
      <text:h text:style-name="P23" text:outline-level="4">Recommendation for premium projects</text:h>
      <text:p text:style-name="P5">This is the recommendation for building high-end products like Pixelbook.</text:p>
      <text:list xml:id="list2561422632298365676" text:style-name="L4">
        <text:list-item>
          <text:p text:style-name="P8">Memory: 16G</text:p>
        </text:list-item>
        <text:list-item>
          <text:p text:style-name="P8"><text:soft-page-break/>Storage: 4T</text:p>
        </text:list-item>
        <text:list-item>
          <text:p text:style-name="P8">CPU: Intel Core i7 or Xeon E5 series or an faster x86-64 CPU</text:p>
        </text:list-item>
      </text:list>
      <text:h text:style-name="P22" text:outline-level="3">Software</text:h>
      <text:p text:style-name="P4"><text:a xlink:type="simple" xlink:href="http://docker.io/"><text:span text:style-name="T3">Docker</text:span></text:a><text:span text:style-name="T5"> currently supports Windows, Linux and MacOS, but the recommended setup is an x86-64 machine running Linux Server, which has best performance for production servers.</text:span></text:p>
      <text:p text:style-name="P4"><text:span text:style-name="T5">The deployment script </text:span><text:span text:style-name="Source_20_Text"><text:span text:style-name="T6">cros_docker.sh</text:span></text:span><text:span text:style-name="T5"> currently supports Linux and MacOS so you can use both systems for development or experiments. It is possible to run Factory Server on Windows, but you have to deploy manually and that is not officially supported.</text:span></text:p>
      <text:h text:style-name="P23" text:outline-level="4">Linux Server</text:h>
      <text:list xml:id="list5932883095995954086" text:style-name="L5">
        <text:list-item>
          <text:p text:style-name="P11"><text:span text:style-name="T5">Current recommendation is to use </text:span><text:a xlink:type="simple" xlink:href="http://releases.ubuntu.com/16.04/ubuntu-16.04.1-server-amd64.iso"><text:span text:style-name="T3">Ubuntu Linux 16.04.1 server</text:span></text:a><text:span text:style-name="T5"> (xenial).</text:span></text:p>
        </text:list-item>
        <text:list-item>
          <text:p text:style-name="P15">During installation, please specify the system to be formatted by GPT instead of MBR to gain maximum disk space.</text:p>
        </text:list-item>
        <text:list-item>
          <text:p text:style-name="P11"><text:span text:style-name="T5">Docker saves everything in </text:span><text:span text:style-name="Source_20_Text"><text:span text:style-name="T6">/var/lib</text:span></text:span><text:span text:style-name="T5"> and the Chrome OS Factory Server saves its own data in </text:span><text:span text:style-name="Source_20_Text"><text:span text:style-name="T6">/cros_docker</text:span></text:span><text:span text:style-name="T5"> so you should make sure the partition is large enough for these two folders. A simple solution is to not creating any additional partitions (only have </text:span><text:span text:style-name="Source_20_Text"><text:span text:style-name="T6">/</text:span></text:span><text:span text:style-name="T5"> and </text:span><text:span text:style-name="Source_20_Text"><text:span text:style-name="T6">/boot</text:span></text:span><text:span text:style-name="T5">).</text:span></text:p>
        </text:list-item>
      </text:list>
      <text:h text:style-name="P23" text:outline-level="4">Docker</text:h>
      <text:list xml:id="list2618573273117347109" text:style-name="L6">
        <text:list-item>
          <text:p text:style-name="P16">If your server is running recommended Ubuntu, simply run following commands to install Docker:</text:p>
          <text:p text:style-name="P24">sudo apt-get update &amp;&amp; sudo apt-get install docker.io</text:p>
          <text:p text:style-name="P12"><text:span text:style-name="T5">Otherwise, read </text:span><text:a xlink:type="simple" xlink:href="https://docs.docker.com/engine/installation/"><text:span text:style-name="T3">Docker docs</text:span></text:a><text:span text:style-name="T5"> to find the right instruction for your server.</text:span></text:p>
        </text:list-item>
        <text:list-item>
          <text:p text:style-name="P12"><text:span text:style-name="T5">Type </text:span><text:span text:style-name="Source_20_Text"><text:span text:style-name="T6">docker version</text:span></text:span><text:span text:style-name="T5"> and make sure your Docker server is ready, and the version is newer than </text:span><text:span text:style-name="Source_20_Text"><text:span text:style-name="T6">1.10.3</text:span></text:span></text:p>
        </text:list-item>
      </text:list>
      <text:h text:style-name="P1" text:outline-level="2">Installation</text:h>
      <text:h text:style-name="P22" text:outline-level="3">Get deployment script</text:h>
      <text:p text:style-name="P4"><text:span text:style-name="T5">The deployment of all Chrome OS Factory Server components are managed by a </text:span><text:a xlink:type="simple" xlink:href="https://chromium.googlesource.com/chromiumos/platform/factory/+/master/setup/cros_docker.sh"><text:span text:style-name="Source_20_Text"><text:span text:style-name="T4">cros_docker.sh</text:span></text:span></text:a><text:span text:style-name="T5"> script. To obtain that, you have three choices - just choose one of them:</text:span></text:p>
      <text:list xml:id="list6165266247875611727" text:style-name="L7">
        <text:list-item>
          <text:p text:style-name="P13"><text:span text:style-name="T5">Download latest version from web. Make sure you have </text:span><text:span text:style-name="Source_20_Text"><text:span text:style-name="T6">curl</text:span></text:span><text:span text:style-name="T5"> and </text:span><text:span text:style-name="Source_20_Text"><text:span text:style-name="T6">base64</text:span></text:span><text:span text:style-name="T5"> then type following commands:</text:span></text:p>
          <text:p text:style-name="P25">curl http://goo.gl/gKCyo1 | base64 -d &gt;cros_docker.sh</text:p>
          <text:p text:style-name="P25">sh ./cros_docker.sh update <text:s/># Self-test and change file permission.</text:p>
        </text:list-item>
        <text:list-item>
          <text:p text:style-name="P17">Or, check out from factory software repository:</text:p>
          <text:p text:style-name="P25">git clone https://chromium.googlesource.com/chromiumos/platform/factory</text:p>
          <text:p text:style-name="P25">cd factory/setup</text:p>
          <text:p text:style-name="P13"><text:span text:style-name="T5">Now you have </text:span><text:span text:style-name="Source_20_Text"><text:span text:style-name="T6">./cros_docker.sh</text:span></text:span><text:span text:style-name="T5">.</text:span></text:p>
        </text:list-item>
        <text:list-item>
          <text:p text:style-name="P13"><text:span text:style-name="T5">Or, (only for Chrome OS partners) download the prepared factory bundle from </text:span><text:a xlink:type="simple" xlink:href="https://www.google.com/chromeos/partner/fe/#home"><text:span text:style-name="T3">CPFE</text:span></text:a><text:span text:style-name="T5">, extract, then find the script in </text:span><text:span text:style-name="Source_20_Text"><text:span text:style-name="T6">setup</text:span></text:span><text:span text:style-name="T5"> folder.</text:span></text:p>
        </text:list-item>
      </text:list>
      <text:h text:style-name="P22" text:outline-level="3"><text:soft-page-break/>Download and install factory server</text:h>
      <text:list xml:id="list6260466581575079786" text:style-name="L8">
        <text:list-item>
          <text:p text:style-name="P18">Run following command to download the Docker image on a machine which has access to internet:</text:p>
          <text:p text:style-name="P26">./cros_docker.sh pull</text:p>
        </text:list-item>
        <text:list-item>
          <text:p text:style-name="P14"><text:span text:style-name="T5">If your target server machine does not have public network, copy </text:span><text:span text:style-name="Source_20_Text"><text:span text:style-name="T6">cros_docker.sh</text:span></text:span><text:span text:style-name="T5"> and files listed on the screen to the target computer.</text:span></text:p>
        </text:list-item>
        <text:list-item>
          <text:p text:style-name="P18">On the target server machine, run following command to load Docker images:</text:p>
          <text:p text:style-name="P26">./cros_docker.sh install</text:p>
        </text:list-item>
        <text:list-item>
          <text:p text:style-name="P14"><text:span text:style-name="T5">Run following command to start the front end </text:span><text:a xlink:type="simple" xlink:href="https://chromium.googlesource.com/chromiumos/platform/factory/+/master/py/dome/README.md"><text:span text:style-name="T3">Dome</text:span></text:a><text:span text:style-name="T5">.</text:span></text:p>
          <text:p text:style-name="P26">./cros_docker.sh run</text:p>
        </text:list-item>
      </text:list>
      <text:h text:style-name="P22" text:outline-level="3">Update deployment script and server images</text:h>
      <text:p text:style-name="P4"><text:span text:style-name="T5">The version of server image is tracked inside deployment script </text:span><text:span text:style-name="Source_20_Text"><text:span text:style-name="T6">cros_docker.sh</text:span></text:span><text:span text:style-name="T5">. To update deployment script and server images to latest version, do:</text:span></text:p>
      <text:p text:style-name="P27"><text:s/><text:span text:style-name="T7">./cros_docker.sh update</text:span></text:p>
      <text:p text:style-name="P5">Then repeat the steps in previous section to update Docker images.</text:p>
      <text:p text:style-name="P6">Note: Umpire instances already created won't be updated automatically. To update, go to Dome console and enter created projects, click the “DISABLE” action button then “ENABLE” again using same port, then click the “CREATE A NEW UMPIRE INSTANCE” button.</text:p>
      <text:p text:style-name="P3"><text:span text:style-name="T8">Powered by </text:span><text:a xlink:type="simple" xlink:href="https://gerrit.googlesource.com/gitiles/">Gitiles</text:a></text:p>
      <text:p text:style-name="P20"><text:a xlink:type="simple" xlink:href="https://chromium.googlesource.com/chromiumos/platform/factory/+show/master/setup/FACTORY_SERVER.md">source</text:a><text:a xlink:type="simple" xlink:href="https://chromium.googlesource.com/chromiumos/platform/factory/+log/master/setup/FACTORY_SERVER.md">log</text:a><text:a xlink:type="simple" xlink:href="https://chromium.googlesource.com/chromiumos/platform/factory/+blame/master/setup/FACTORY_SERVER.md">blame</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sans-serif"/>
    <style:font-face style:name="Source Code Pro" svg:font-family="'Source Code Pro', monospace"/>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Fallback" style:font-family-complex="'Droid Sans Fallback'"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Fallback" style:font-family-complex="'Droid Sans Fallback'"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Fallback" style:font-family-complex="'Droid Sans Fallback'"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Fallback" style:font-family-complex="'Droid Sans Fallback'"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5:22:10.734827047</meta:creation-date>
    <dc:date>2017-11-29T15:23:31.156833295</dc:date>
    <meta:editing-duration>PT26S</meta:editing-duration>
    <meta:editing-cycles>2</meta:editing-cycles>
    <meta:generator>LibreOffice/4.2.8.2$Linux_X86_64 LibreOffice_project/420m0$Build-2</meta:generator>
    <meta:document-statistic meta:table-count="0" meta:image-count="0" meta:object-count="0" meta:page-count="3" meta:paragraph-count="71" meta:word-count="714" meta:character-count="4558" meta:non-whitespace-character-count="3880"/>
  </office:meta>
</office:document-meta>
</file>